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41cm" style:rel-column-width="13147*"/>
    </style:style>
    <style:style style:name="Table1.B" style:family="table-column">
      <style:table-column-properties style:column-width="13.591cm" style:rel-column-width="52388*"/>
    </style:style>
    <style:style style:name="Table1.A1" style:family="table-cell">
      <style:table-cell-properties style:writing-mode="page"/>
    </style:style>
    <style:style style:name="P1" style:family="paragraph" style:parent-style-name="Preformatted_20_Text">
      <style:text-properties fo:font-size="12pt" style:font-size-asian="12pt" style:font-size-complex="12pt"/>
    </style:style>
    <style:style style:name="P2" style:family="paragraph" style:parent-style-name="Preformatted_20_Text">
      <style:paragraph-properties fo:margin-left="1.251cm" fo:margin-right="0cm" fo:text-indent="0cm" style:auto-text-indent="false"/>
      <style:text-properties fo:font-size="12pt" style:font-size-asian="12pt" style:font-size-complex="12pt"/>
    </style:style>
    <style:style style:name="P3" style:family="paragraph" style:parent-style-name="Standard">
      <style:text-properties officeooo:rsid="0012b18c" officeooo:paragraph-rsid="0012b18c"/>
    </style:style>
    <style:style style:name="P4" style:family="paragraph" style:parent-style-name="Standard">
      <style:text-properties officeooo:paragraph-rsid="0012b18c"/>
    </style:style>
    <style:style style:name="P5" style:family="paragraph" style:parent-style-name="Standard">
      <style:text-properties officeooo:rsid="00142c22" officeooo:paragraph-rsid="00142c22"/>
    </style:style>
    <style:style style:name="P6" style:family="paragraph" style:parent-style-name="Standard">
      <style:text-properties officeooo:paragraph-rsid="00142c22"/>
    </style:style>
    <style:style style:name="P7" style:family="paragraph" style:parent-style-name="Standard">
      <style:text-properties officeooo:rsid="0017eed4" officeooo:paragraph-rsid="0017eed4"/>
    </style:style>
    <style:style style:name="P8" style:family="paragraph" style:parent-style-name="Standard">
      <style:text-properties officeooo:rsid="00187ce7" officeooo:paragraph-rsid="00142c22"/>
    </style:style>
    <style:style style:name="P9" style:family="paragraph" style:parent-style-name="Standard">
      <style:text-properties officeooo:rsid="001a9f0c" officeooo:paragraph-rsid="001a9f0c"/>
    </style:style>
    <style:style style:name="P10" style:family="paragraph" style:parent-style-name="Table_20_Contents">
      <style:text-properties officeooo:rsid="001bb40d" officeooo:paragraph-rsid="001bb40d"/>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Preformatted_20_Text">
      <style:text-properties fo:font-size="12pt" style:font-size-asian="12pt" style:font-size-complex="12pt"/>
    </style:style>
    <style:style style:name="P14" style:family="paragraph" style:parent-style-name="Standard">
      <style:text-properties officeooo:rsid="0012b18c" officeooo:paragraph-rsid="00142c22"/>
    </style:style>
    <style:style style:name="P15" style:family="paragraph" style:parent-style-name="Standard" style:list-style-name="L1">
      <style:text-properties officeooo:rsid="0012b18c" officeooo:paragraph-rsid="0012b18c"/>
    </style:style>
    <style:style style:name="P16" style:family="paragraph" style:parent-style-name="Standard" style:list-style-name="L2">
      <style:text-properties officeooo:rsid="0012b18c" officeooo:paragraph-rsid="0012b18c"/>
    </style:style>
    <style:style style:name="P17" style:family="paragraph" style:parent-style-name="Standard" style:list-style-name="L1">
      <style:text-properties officeooo:paragraph-rsid="0012b18c"/>
    </style:style>
    <style:style style:name="P18" style:family="paragraph" style:parent-style-name="Standard" style:list-style-name="L2">
      <style:text-properties officeooo:paragraph-rsid="0012b18c"/>
    </style:style>
    <style:style style:name="P19" style:family="paragraph" style:parent-style-name="Standard" style:list-style-name="L2">
      <style:text-properties officeooo:rsid="00142c22" officeooo:paragraph-rsid="00142c22"/>
    </style:style>
    <style:style style:name="P20" style:family="paragraph" style:parent-style-name="Standard" style:list-style-name="L3">
      <style:text-properties officeooo:rsid="00142c22" officeooo:paragraph-rsid="00142c22"/>
    </style:style>
    <style:style style:name="P21" style:family="paragraph" style:parent-style-name="Standard">
      <style:text-properties officeooo:paragraph-rsid="002004eb"/>
    </style:style>
    <style:style style:name="P22" style:family="paragraph" style:parent-style-name="Table_20_Contents">
      <style:text-properties officeooo:rsid="002004eb" officeooo:paragraph-rsid="002004eb"/>
    </style:style>
    <style:style style:name="T1" style:family="text">
      <style:text-properties officeooo:rsid="0012b18c"/>
    </style:style>
    <style:style style:name="T2" style:family="text">
      <style:text-properties officeooo:rsid="00142c22"/>
    </style:style>
    <style:style style:name="T3" style:family="text">
      <style:text-properties officeooo:rsid="001610cb"/>
    </style:style>
    <style:style style:name="T4" style:family="text">
      <style:text-properties officeooo:rsid="00187ce7"/>
    </style:style>
    <style:style style:name="T5" style:family="text">
      <style:text-properties officeooo:rsid="001a9f0c"/>
    </style:style>
    <style:style style:name="T6" style:family="text">
      <style:text-properties officeooo:rsid="001bb40d"/>
    </style:style>
    <style:style style:name="T7" style:family="text">
      <style:text-properties style:text-position="super 58%"/>
    </style:style>
    <style:style style:name="T8" style:family="text">
      <style:text-properties officeooo:rsid="001d0254"/>
    </style:style>
    <style:style style:name="T9" style:family="text">
      <style:text-properties officeooo:rsid="001e6bf8"/>
    </style:style>
    <style:style style:name="T10" style:family="text">
      <style:text-properties officeooo:rsid="002004eb"/>
    </style:style>
    <style:style style:name="T11" style:family="text">
      <style:text-properties style:text-position="0% 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mander X16 Assembler</text:p>
      <text:p text:style-name="P3"/>
      <text:p text:style-name="P3">This is the preliminary <text:span text:style-name="T2">outline</text:span> specification for a reuseable 65C02 assembler for the Commander X16.</text:p>
      <text:h text:style-name="Heading_20_1" text:outline-level="1">Assembler</text:h>
      <text:p text:style-name="P14">The assembler will be standard 65C02 mnemonics with the standard variations (e.g. ASL / ASL A), operating as a 2 pass assembler. </text:p>
      <text:p text:style-name="P6"/>
      <text:p text:style-name="P14">Labels are identified either as an unknown mnemonic or ending with a colon. ; delimits comments outside quoted strings.</text:p>
      <text:p text:style-name="P6"/>
      <text:p text:style-name="P5">Line lengths are limited to 80 characters.</text:p>
      <text:h text:style-name="Heading_20_1" text:outline-level="1">Expressions</text:h>
      <text:p text:style-name="P4">Expressions will support the following <text:span text:style-name="T1">using 16 bits</text:span> :</text:p>
      <text:p text:style-name="P4"/>
      <text:list text:style-name="L1">
        <text:list-item>
          <text:p text:style-name="P17"><text:span text:style-name="T1">B</text:span>inary operators with standard precedence : + - * / % &amp; (and) | (or) ^ (exclusive or) &gt;&gt; &lt;&lt; <text:span text:style-name="T1">(shift right/left)</text:span></text:p>
        </text:list-item>
        <text:list-item>
          <text:p text:style-name="P15">Unary operators : - (parenthesis) * (program counter) &gt; and &lt; (lower and upper 8 bits),<text:span text:style-name="T8">@label (returns bank/</text:span><text:span text:style-name="T9">undefined</text:span><text:span text:style-name="T8">)</text:span></text:p>
        </text:list-item>
        <text:list-item>
          <text:p text:style-name="P15">Terms : label, decimal, $&lt;hexadecimal&gt; %&lt;binary&gt; ‘&lt;character code&gt;’</text:p>
        </text:list-item>
      </text:list>
      <text:p text:style-name="P3"/>
      <text:p text:style-name="P3">A label consists of an alphabetic character followed by a sequence of alphanumeric characters or underscore. Labels beginning with underscore only have scope between two labels beginning with an alphabetic character.</text:p>
      <text:h text:style-name="Heading_20_1" text:outline-level="1">Pseudo Operations</text:h>
      <text:p text:style-name="P4"><text:span text:style-name="T1">Standard 65C02 </text:span><text:span text:style-name="T2">opcodes are :</text:span></text:p>
      <text:p text:style-name="P4"/>
      <text:list text:style-name="L2">
        <text:list-item>
          <text:p text:style-name="P18">.<text:span text:style-name="T2">byte <text:tab/>&lt;byte&gt;,&lt;byte&gt;<text:tab/><text:tab/><text:tab/><text:tab/>Sequence of bytes</text:span></text:p>
        </text:list-item>
        <text:list-item>
          <text:p text:style-name="P19">.word <text:s/>&lt;word&gt;,&lt;word&gt; <text:tab/><text:tab/><text:tab/><text:tab/>Sequence of words in low/high order</text:p>
        </text:list-item>
        <text:list-item>
          <text:p text:style-name="P16">.<text:span text:style-name="T2">text &lt;ascii string in quotes|byte&gt; <text:tab/><text:tab/>Sequence of quoted strings or bytes</text:span></text:p>
        </text:list-item>
        <text:list-item>
          <text:p text:style-name="P16">.<text:span text:style-name="T2">fill &lt;count&gt; <text:tab/><text:tab/><text:tab/><text:tab/><text:tab/><text:tab/>Unused memory block.</text:span></text:p>
        </text:list-item>
        <text:list-item>
          <text:p text:style-name="P16">.<text:span text:style-name="T2">include &lt;file&gt;<text:tab/><text:tab/><text:tab/><text:tab/><text:tab/>Include a disk file.</text:span></text:p>
        </text:list-item>
      </text:list>
      <text:p text:style-name="P3"/>
      <text:p text:style-name="P5">Additional opcodes:</text:p>
      <text:p text:style-name="P5"/>
      <text:list text:style-name="L3">
        <text:list-item>
          <text:p text:style-name="P20">.bank <text:tab/>&lt;n&gt; <text:tab/>Sets the current code bank, also sets the program counter to $A000.</text:p>
        </text:list-item>
      </text:list>
      <text:h text:style-name="Heading_20_1" text:outline-level="1">Conditional Compiles</text:h>
      <text:p text:style-name="P6"><text:span text:style-name="T2">(Possibly ? </text:span><text:span text:style-name="T5">Maybe very simple single level ?</text:span><text:span text:style-name="T2">)</text:span></text:p>
      <text:p text:style-name="P8"/>
      <text:h text:style-name="P11" text:outline-level="1"/>
      <text:h text:style-name="P12" text:outline-level="1">Macros</text:h>
      <text:p text:style-name="P5">Text substitution macros are permitted to a depth of probably 4 to 5.</text:p>
      <text:p text:style-name="P5"/>
      <text:p text:style-name="P5">.macro &lt;name&gt;<text:tab/>Begins a macro</text:p>
      <text:p text:style-name="P5">.endm <text:tab/><text:tab/>Terminates a macro </text:p>
      <text:p text:style-name="P5">\1 \2 \3 <text:tab/><text:tab/><text:span text:style-name="T3">textual</text:span> substitutions of up to 3 arguments.</text:p>
      <text:p text:style-name="P5"/>
      <text:p text:style-name="P7">An issue here is are these arguments allowed to be quoted strings. While this is tempting it does create some storage issues. Perhaps initially not, <text:span text:style-name="T4">but consider the possibility of adding such later .</text:span></text:p>
      <text:h text:style-name="Heading_20_2" text:outline-level="2">Example</text:h>
      <text:p text:style-name="P1"><text:tab/>.macro set16</text:p>
      <text:p text:style-name="P1"><text:tab/>lda <text:tab/>#(&gt;\2)</text:p>
      <text:p text:style-name="P1"><text:tab/>sta <text:tab/>\1</text:p>
      <text:p text:style-name="P1"><text:tab/>lda <text:tab/>#(&lt;\2)</text:p>
      <text:p text:style-name="P1"><text:tab/>sta <text:tab/>1+(\1)</text:p>
      <text:p text:style-name="P1"><text:tab/>.endm</text:p>
      <text:h text:style-name="Heading_20_1" text:outline-level="1">Basic</text:h>
      <text:p text:style-name="P21"><text:span text:style-name="T10">Reserved for later.</text:span></text:p>
      <text:p text:style-name="P21"/>
      <text:h text:style-name="Heading_20_2" text:outline-level="2">Interface</text:h>
      <text:p text:style-name="P7">To maximise reusability the assembler operates through a simple API. </text:p>
      <text:p text:style-name="P7"/>
      <text:p text:style-name="P7">On the input side, one can open a file, read a byte from it (assuming ASCII) and close it, this is done at an abstraction level one above the Kernal. </text:p>
      <text:p text:style-name="P7"/>
      <text:p text:style-name="P7">RAM based assembly can be done with a faux file “RAM” or similar, which returns a stream from the location the editor text is stored in.</text:p>
      <text:p text:style-name="P3"/>
      <text:p text:style-name="P7">On the output side, a vector is provided when starting the assembler which receives the target address and code, with which it can do what it likes, store it in that target address, write it to a file etc.</text:p>
      <text:p text:style-name="P7"/>
      <text:p text:style-name="P7">Errors are returned individually along with a line number and file name.</text:p>
      <text:p text:style-name="P7"/>
      <text:p text:style-name="P7">If a classic assembler listing Is required this could be done using another vector which receives a stream of ASCII characters, again, the system may do what it wishes with it.</text:p>
      <text:p text:style-name="P7"/>
      <text:p text:style-name="P9">Paul Robson.</text:p>
      <text:p text:style-name="P9"/>
      <text:h text:style-name="Heading_20_2" text:outline-level="2">Revisions</text:h>
      <table:table table:name="Table1" table:style-name="Table1">
        <table:table-column table:style-name="Table1.A"/>
        <table:table-column table:style-name="Table1.B"/>
        <table:table-row>
          <table:table-cell table:style-name="Table1.A1" office:value-type="string">
            <text:p text:style-name="P10">8<text:span text:style-name="T7">th</text:span> August 2023</text:p>
          </table:table-cell>
          <table:table-cell table:style-name="Table1.A1" office:value-type="string">
            <text:p text:style-name="P10">First outline specification</text:p>
          </table:table-cell>
        </table:table-row>
        <table:table-row>
          <table:table-cell table:style-name="Table1.A1" office:value-type="string">
            <text:p text:style-name="P22">9<text:span text:style-name="T7">th</text:span> August 2023</text:p>
          </table:table-cell>
          <table:table-cell table:style-name="Table1.A1" office:value-type="string">
            <text:p text:style-name="P22">Added @ operator and removed BASIC </text:p>
          </table:table-cell>
        </table:table-row>
      </table:table>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10:08:28.721963188</meta:creation-date>
    <dc:date>2023-08-09T07:23:04.946547903</dc:date>
    <meta:editing-duration>PT44M12S</meta:editing-duration>
    <meta:editing-cycles>10</meta:editing-cycles>
    <meta:generator>LibreOffice/7.5.5.2$Linux_X86_64 LibreOffice_project/50$Build-2</meta:generator>
    <meta:document-statistic meta:table-count="1" meta:image-count="0" meta:object-count="0" meta:page-count="2" meta:paragraph-count="51" meta:word-count="483" meta:character-count="2877" meta:non-whitespace-character-count="2412"/>
  </office:meta>
</office:document-meta>
</file>